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0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4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007in solid #000000" fo:border-right="none" fo:border-top="none" fo:border-bottom="none" style:writing-mode="lr-tb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007in solid #000000" fo:border-right="none" fo:border-top="none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000000" fo:font-size="16pt" fo:font-style="italic" style:font-name-asian="BAAAAA+TimesNewRomanPS-ItalicMT" style:font-size-asian="16pt" style:font-style-asian="italic" style:font-name-complex="BAAAAA+TimesNewRomanPS-ItalicMT" style:font-size-complex="12pt" style:font-style-complex="italic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style:snap-to-layout-gri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2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11" style:family="paragraph" style:parent-style-name="Table_20_Contents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8pt" fo:font-weight="normal" style:font-name-asian="BAAAAA+TimesNewRomanPS-ItalicMT" style:font-size-asian="8pt" style:font-weight-asian="normal" style:font-name-complex="BAAAAA+TimesNewRomanPS-ItalicMT" style:font-size-complex="12pt" style:font-weight-complex="normal"/>
    </style:style>
    <style:style style:name="P16" style:family="paragraph" style:parent-style-name="Table_20_Contents">
      <style:paragraph-properties fo:text-align="end" style:justify-single-word="false" style:snap-to-layout-grid="false"/>
      <style:text-properties style:font-name="Verdana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style:font-name="Georgia" fo:font-size="11pt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0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 style:snap-to-layout-gri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5" style:family="paragraph" style:parent-style-name="Table_20_Contents">
      <style:paragraph-properties fo:text-align="start" style:justify-single-word="false" style:snap-to-layout-grid="false"/>
      <style:text-properties fo:color="#000000" fo:font-size="11pt" fo:font-style="italic" style:font-name-asian="BAAAAA+TimesNewRomanPS-ItalicMT" style:font-size-asian="11pt" style:font-style-asian="italic" style:font-name-complex="BAAAAA+TimesNewRomanPS-ItalicMT" style:font-size-complex="11pt" style:font-style-complex="italic"/>
    </style:style>
    <style:style style:name="P26" style:family="paragraph" style:parent-style-name="Table_20_Contents">
      <style:paragraph-properties fo:text-align="end" style:justify-single-word="false" style:snap-to-layout-grid="false"/>
      <style:text-properties fo:color="#000000" style:font-name="Verdana" fo:font-size="10pt" fo:font-weight="bold" style:font-name-asian="BAAAAA+TimesNewRomanPS-ItalicMT" style:font-size-asian="10pt" style:font-weight-asian="bold" style:font-name-complex="BAAAAA+TimesNewRomanPS-ItalicMT" style:font-size-complex="12pt" style:font-weight-complex="bold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Verdana" fo:font-size="10pt" fo:language="en" fo:country="US" style:letter-kerning="true" style:font-name-asian="DejaVu Sans1" style:font-size-asian="10pt" style:language-asian="zxx" style:country-asian="none" style:font-name-complex="DejaVu Sans1" style:font-size-complex="10pt" style:language-complex="zxx" style:country-complex="none" fo:hyphenate="false" fo:hyphenation-remain-char-count="2" fo:hyphenation-push-char-count="2"/>
    </style:style>
    <style:style style:name="P28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color="#000000" fo:font-size="32pt" fo:font-style="italic" fo:font-weight="normal" style:font-name-asian="BAAAAA+TimesNewRomanPS-ItalicMT" style:font-size-asian="32pt" style:font-style-asian="italic" style:font-weight-asian="normal" style:font-name-complex="BAAAAA+TimesNewRomanPS-ItalicMT" style:font-size-complex="2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font-name="Verdana" fo:font-size="8pt" style:font-name-asian="BAAAAA+TimesNewRomanPS-ItalicMT" style:font-size-asian="8pt" style:font-name-complex="BAAAAA+TimesNewRomanPS-ItalicMT" style:font-size-complex="12pt"/>
    </style:style>
    <style:style style:name="T2" style:family="text">
      <style:text-properties officeooo:rsid="001199a1"/>
    </style:style>
    <style:style style:name="T3" style:family="text">
      <style:text-properties style:use-window-font-color="true" fo:language="en" fo:country="US" officeooo:rsid="001199a1" style:letter-kerning="true" style:font-name-asian="DejaVu Sans1" style:language-asian="zxx" style:country-asian="none" style:font-name-complex="DejaVu Sans1" style:language-complex="zxx" style:country-complex="none"/>
    </style:style>
    <style:style style:name="T4" style:family="text">
      <style:text-properties style:use-window-font-color="true" style:font-name="Times New Roman" fo:font-size="12pt" fo:language="en" fo:country="US" fo:font-style="italic" officeooo:rsid="001199a1" style:letter-kerning="true" style:font-name-asian="DejaVu Sans1" style:font-size-asian="12pt" style:language-asian="zxx" style:country-asian="none" style:font-style-asian="italic" style:font-name-complex="DejaVu Sans1" style:font-size-complex="12pt" style:language-complex="zxx" style:country-complex="none" style:font-style-complex="italic"/>
    </style:style>
    <style:style style:name="T5" style:family="text">
      <style:text-properties style:use-window-font-color="true" style:font-name="Times New Roman" fo:language="en" fo:country="US" fo:font-style="italic" officeooo:rsid="001199a1" style:letter-kerning="true" style:font-name-asian="DejaVu Sans1" style:language-asian="zxx" style:country-asian="none" style:font-style-asian="italic" style:font-name-complex="DejaVu Sans1" style:language-complex="zxx" style:country-complex="none" style:font-style-complex="italic"/>
    </style:style>
    <style:style style:name="T6" style:family="text">
      <style:text-properties style:use-window-font-color="true" style:font-name="Times New Roman" fo:font-size="11pt" fo:language="en" fo:country="US" fo:font-style="italic" officeooo:rsid="001199a1" style:letter-kerning="true" style:font-name-asian="DejaVu Sans1" style:font-size-asian="11pt" style:language-asian="zxx" style:country-asian="none" style:font-style-asian="italic" style:font-name-complex="DejaVu Sans1" style:font-size-complex="11pt" style:language-complex="zxx" style:country-complex="none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Alexei Znamensky</text:p>
      <text:p text:style-name="P2">Curriculum Vitæ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Contact</text:p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8">Address</text:p>
          </table:table-cell>
          <table:table-cell table:style-name="Table1.B1" office:value-type="string">
            <text:p text:style-name="P20">R. Dr. Luiz Migliano, 871 ap. 113-B</text:p>
            <text:p text:style-name="P19">Jd. Caboré</text:p>
            <text:p text:style-name="P19">05711-001 São Paulo-SP</text:p>
            <text:p text:style-name="P19">BRAZIL</text:p>
          </table:table-cell>
        </table:table-row>
        <table:table-row table:style-name="Table1.1">
          <table:table-cell table:style-name="Table1.A1" office:value-type="string">
            <text:p text:style-name="P8">Mobile Phone</text:p>
          </table:table-cell>
          <table:table-cell table:style-name="Table1.B1" office:value-type="string">
            <text:p text:style-name="P22">+55 11 7757 0140</text:p>
          </table:table-cell>
        </table:table-row>
        <table:table-row table:style-name="Table1.1">
          <table:table-cell table:style-name="Table1.A1" office:value-type="string">
            <text:p text:style-name="P8">E-mail/MSN/GTalk</text:p>
          </table:table-cell>
          <table:table-cell table:style-name="Table1.B1" office:value-type="string">
            <text:p text:style-name="P22"><text:a xlink:type="simple" xlink:href="mailto:russoz@gmail.com">russoz@gmail.com</text:a></text:p>
          </table:table-cell>
        </table:table-row>
        <table:table-row table:style-name="Table1.5">
          <table:table-cell table:style-name="Table1.A5" office:value-type="string">
            <text:p text:style-name="P27">LinkedIn</text:p>
          </table:table-cell>
          <table:table-cell table:style-name="Table1.B5" office:value-type="string">
            <text:p text:style-name="P28"><text:a xlink:type="simple" xlink:href="http://goo.gl/PKELl"><text:span text:style-name="T6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7">Skills</text:p>
          </table:table-cell>
          <table:table-cell table:style-name="Table1.B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8">System Administration</text:p>
          </table:table-cell>
          <table:table-cell table:style-name="Table1.B1" office:value-type="string">
            <text:p text:style-name="P22">14+ years of experience in Unix/Linux administration</text:p>
            <text:p text:style-name="P21">Extensive experience installing, configuring and managing:</text:p>
            <text:p text:style-name="P21">● WebSphere Application Server v5, v6.x and v7</text:p>
            <text:p text:style-name="P21">Some experience with:</text:p>
            <text:p text:style-name="P21">● WebSphere Portal Server v6.0 e v6.1</text:p>
            <text:p text:style-name="P21">● WebSphere MQ v6</text:p>
            <text:p text:style-name="P21">● IBM DB2 Enterprise Server v8 e v9 on Unix/Linux</text:p>
            <text:p text:style-name="P21">Local and network services</text:p>
            <text:p text:style-name="P21">Linux / Windows integration</text:p>
          </table:table-cell>
        </table:table-row>
        <table:table-row table:style-name="Table1.1">
          <table:table-cell table:style-name="Table1.A1" office:value-type="string">
            <text:p text:style-name="P8">Management</text:p>
          </table:table-cell>
          <table:table-cell table:style-name="Table1.B1" office:value-type="string">
            <text:p text:style-name="P22">2 years of experience as a manager</text:p>
            <text:p text:style-name="P21">Proven capacity for leadership and team working</text:p>
          </table:table-cell>
        </table:table-row>
        <table:table-row table:style-name="Table1.1">
          <table:table-cell table:style-name="Table1.A1" office:value-type="string">
            <text:p text:style-name="P9">Development</text:p>
          </table:table-cell>
          <table:table-cell table:style-name="Table1.B1" office:value-type="string">
            <text:p text:style-name="P31">Solid background in Object Oriented Programming</text:p>
            <text:p text:style-name="P30">10+ years of experience with Java platform</text:p>
            <text:p text:style-name="P30">9 years of experience with Java Enterprise platform</text:p>
            <text:p text:style-name="P30">Good understanding of the best-practices in development, including Design-Patterns, Component programming</text:p>
            <text:p text:style-name="P30">Fair experience with SCM tooling: CVS, Rational ClearCase &amp; Rational ClearQuest</text:p>
            <text:p text:style-name="P30">Experience with MDA development tools</text:p>
          </table:table-cell>
        </table:table-row>
        <table:table-row table:style-name="Table1.1">
          <table:table-cell table:style-name="Table1.A1" office:value-type="string">
            <text:p text:style-name="P8">Training</text:p>
          </table:table-cell>
          <table:table-cell table:style-name="Table1.B1" office:value-type="string">
            <text:p text:style-name="P22">8+ years of experience in training</text:p>
            <text:p text:style-name="P21">Main courses taught: </text:p>
            <text:p text:style-name="P21">● WebSphere Application Server, v4/v5/v6</text:p>
            <text:p text:style-name="P21">● WSAD v5, Java courses</text:p>
            <text:p text:style-name="P21">● Linux courses</text:p>
            <text:p text:style-name="P21">Development of course material</text:p>
          </table:table-cell>
        </table:table-row>
        <table:table-row table:style-name="Table1.1">
          <table:table-cell table:style-name="Table1.A1" office:value-type="string">
            <text:p text:style-name="P8">Languages</text:p>
          </table:table-cell>
          <table:table-cell table:style-name="Table1.B1" office:value-type="string">
            <text:p text:style-name="P31">Portuguese Fluent (native)</text:p>
            <text:p text:style-name="P30">English Fluent (reading, writing, speaking)</text:p>
            <text:p text:style-name="P21">Spanish Intermediate (reading, speaking)</text:p>
            <text:p text:style-name="P21">German Beginner (reading, speaking)</text:p>
            <text:p text:style-name="P21">French Beginner (reading)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31"/>
          </table:table-cell>
        </table:table-row>
        <text:soft-page-break/>
        <table:table-row table:style-name="Table1.1">
          <table:table-cell table:style-name="Table1.A1" office:value-type="string">
            <text:p text:style-name="P7">Experience</text:p>
          </table:table-cell>
          <table:table-cell table:style-name="Table1.B1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13">Cognizant Tech Solutions</text:p>
            <text:p text:style-name="P14"><text:a xlink:type="simple" xlink:href="http://www.cognizant.com/">http://www.cognizant.com/</text:a></text:p>
            <text:p text:style-name="P15">São Paulo, SP</text:p>
            <text:p text:style-name="P15">Senior Support Analyst</text:p>
            <text:p text:style-name="P15">(Nov/2009 – Current)</text:p>
          </table:table-cell>
          <table:table-cell table:style-name="Table1.B1" office:value-type="string">
            <text:p text:style-name="P25">I am allocated full-time at Avon Cosmetics Brazil. I am admin for Development, QA and Production WebSphere App Servers, v5 through v7, in a number of environments: Solaris, AIX, Linux and Windows, plus provide support for Dev team.</text:p>
            <text:p text:style-name="P25">I have been implementing an automated system administration for those diverse operating systems.</text:p>
          </table:table-cell>
        </table:table-row>
        <table:table-row table:style-name="Table1.1">
          <table:table-cell table:style-name="Table1.A1" office:value-type="string">
            <text:p text:style-name="P13">IBM Brazil</text:p>
            <text:p text:style-name="P4"><text:a xlink:type="simple" xlink:href="http://www.ibm.com/br/"><text:span text:style-name="Internet_20_link"><text:span text:style-name="T1">http://www.ibm.com/br/</text:span></text:span></text:a></text:p>
            <text:p text:style-name="P14">Hortolândia, SP</text:p>
            <text:p text:style-name="P14">Senior IT Specialist</text:p>
            <text:p text:style-name="P14">(Apr/2005 – Nov/2009)</text:p>
          </table:table-cell>
          <table:table-cell table:style-name="Table1.B1" office:value-type="string">
            <text:p text:style-name="P25">I have worked in a handful different projects, always in infrastructure roles, including building and deploying J2EE applications, level 3 &amp; 4 support for environments, encompassing WebSphere Application Server v5.x &amp; v6.x</text:p>
            <text:p text:style-name="P24">WebSphere Portal Server v6.x. All these projects are off-shore initiatives within IBM, involving international teams in Brazil, USA, India and Europe.</text:p>
            <text:p text:style-name="P24">Provided technical assistance to many other projects within the department in countless situations.</text:p>
          </table:table-cell>
        </table:table-row>
        <table:table-row table:style-name="Table1.1">
          <table:table-cell table:style-name="Table1.A1" office:value-type="string">
            <text:p text:style-name="P13">Elosoft Informática LTDA</text:p>
            <text:p text:style-name="P4"><text:a xlink:type="simple" xlink:href="http://www.elosoft.com.br/"><text:span text:style-name="Internet_20_link"><text:span text:style-name="T1">http://www.elosoft.com.br/</text:span></text:span></text:a></text:p>
            <text:p text:style-name="P14">Blumenau, SC</text:p>
            <text:p text:style-name="P14">J2EE Consultant (May/2004 – Apr/2005)</text:p>
          </table:table-cell>
          <table:table-cell table:style-name="Table1.B1" office:value-type="string">
            <text:p text:style-name="P25">Development of a J2EE application using MDA technology.</text:p>
          </table:table-cell>
        </table:table-row>
        <table:table-row table:style-name="Table1.1">
          <table:table-cell table:style-name="Table1.A1" office:value-type="string">
            <text:p text:style-name="P13">Instituto Brasileiro de</text:p>
            <text:p text:style-name="P12">Tecnologia Avançada (IBTA)</text:p>
            <text:p text:style-name="P4"><text:a xlink:type="simple" xlink:href="http://www.ibta.com.br/"><text:span text:style-name="Internet_20_link"><text:span text:style-name="T1">http://www.ibta.com.br/</text:span></text:span></text:a></text:p>
            <text:p text:style-name="P14">São Paulo, SP</text:p>
            <text:p text:style-name="P14">Training Program Manager</text:p>
            <text:p text:style-name="P14">(Dec/2002 – May/2004)</text:p>
          </table:table-cell>
          <table:table-cell table:style-name="Table1.B1" office:value-type="string">
            <text:p text:style-name="P25">Manager responsible for three training areas, namely Linux, Java and e-business, taking care of technical, logistics and financial aspects. Assisted achieving partnerships with big players of the market, including Sun and IBM.</text:p>
            <text:p text:style-name="P24">Leaded a team with 10 people, and also taught many different courses, including:</text:p>
            <text:p text:style-name="P24">● SUN - SL110 Java Programming for Beginners;</text:p>
            <text:p text:style-name="P24">● SUN - SL275 Java Programming Language;</text:p>
            <text:p text:style-name="P24">● IBM - WF311 Servlet &amp; JSP Development with WSAD v5.x;</text:p>
            <text:p text:style-name="P24">● IBM - WF351 EJB Development with WSAD v5;</text:p>
            <text:p text:style-name="P24">● IBM - WF381 WebSphere App Server Administration v5</text:p>
            <text:p text:style-name="P24">Developed training material on Linux and Java. The Linux material was later used for official training of former Conectiva Linux, now Mandriva.</text:p>
          </table:table-cell>
        </table:table-row>
        <table:table-row table:style-name="Table1.1">
          <table:table-cell table:style-name="Table1.A1" office:value-type="string">
            <text:p text:style-name="P13">Spectrum Engenharia LTDA</text:p>
            <text:p text:style-name="P14">São Paulo, SP</text:p>
            <text:p text:style-name="P14">System Analyst (Abr/2001 - Nov/2001)</text:p>
          </table:table-cell>
          <table:table-cell table:style-name="Table1.B1" office:value-type="string">
            <text:p text:style-name="P25">Integration of Open-Source systems for retail.</text:p>
            <text:p text:style-name="P24">Development of a J2EE system using BEA Weblogic platform, developing a small persistence layer for the application.</text:p>
          </table:table-cell>
        </table:table-row>
        <table:table-row table:style-name="Table1.1">
          <table:table-cell table:style-name="Table1.A1" office:value-type="string">
            <text:p text:style-name="P13">SQA</text:p>
            <text:p text:style-name="P14">São Paulo, SP</text:p>
            <text:p text:style-name="P14">J2EE Programmer (Abr/2000 – Mar/2001)</text:p>
          </table:table-cell>
          <table:table-cell table:style-name="Table1.B1" office:value-type="string">
            <text:p text:style-name="P25">J2EE solutions development using Inprise (currently Borland)</text:p>
            <text:p text:style-name="P24">platform</text:p>
          </table:table-cell>
        </table:table-row>
        <table:table-row table:style-name="Table1.1">
          <table:table-cell table:style-name="Table1.A1" office:value-type="string">
            <text:p text:style-name="P13">Luz Engenharia Financeira</text:p>
            <text:p text:style-name="P4"><text:a xlink:type="simple" xlink:href="http://www.luz-ef.com.br/"><text:span text:style-name="Internet_20_link"><text:span text:style-name="T1">http://www.luz-ef.com.br/</text:span></text:span></text:a></text:p>
            <text:p text:style-name="P14">São Paulo, SP</text:p>
            <text:p text:style-name="P14">Programmer (Out/1999 – Mar/2000)</text:p>
          </table:table-cell>
          <table:table-cell table:style-name="Table1.B1" office:value-type="string">
            <text:p text:style-name="P25">Development of Risk Analysis software for Financial</text:p>
            <text:p text:style-name="P24">Industry in Delphi and some </text:p>
          </table:table-cell>
        </table:table-row>
        <table:table-row table:style-name="Table1.1">
          <table:table-cell table:style-name="Table1.A1" office:value-type="string">
            <text:p text:style-name="P13">Sociedade de Usuários Java</text:p>
            <text:p text:style-name="P12">(SouJava)</text:p>
            <text:p text:style-name="P4"><text:a xlink:type="simple" xlink:href="http://www.soujava.org.br/"><text:span text:style-name="Internet_20_link"><text:span text:style-name="T1">http://www.soujava.org.br/</text:span></text:span></text:a></text:p>
            <text:p text:style-name="P14">São Paulo, SP</text:p>
            <text:p text:style-name="P14">Manager (Out/1998 – Jul/2002)</text:p>
          </table:table-cell>
          <table:table-cell table:style-name="Table1.B1" office:value-type="string">
            <text:p text:style-name="P25">Administration and support on events.</text:p>
            <text:p text:style-name="P24">Administration of the group server, http://www.soujava.org.br/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25"/>
          </table:table-cell>
        </table:table-row>
        <text:soft-page-break/>
        <table:table-row table:style-name="Table1.1">
          <table:table-cell table:style-name="Table1.A1" office:value-type="string">
            <text:p text:style-name="P13">Laboratório de Sistemas</text:p>
            <text:p text:style-name="P12">Integráveis (LSI-EPUSP)</text:p>
            <text:p text:style-name="P4"><text:a xlink:type="simple" xlink:href="http://www.lsi.usp.br/"><text:span text:style-name="Internet_20_link"><text:span text:style-name="T1">http://www.lsi.usp.br/</text:span></text:span></text:a></text:p>
            <text:p text:style-name="P14">São Paulo, SP</text:p>
            <text:p text:style-name="P14">(Fev/1994 – Out/1999)</text:p>
          </table:table-cell>
          <table:table-cell table:style-name="Table1.B1" office:value-type="string">
            <text:p text:style-name="P25">The laboratory had a heterogeneous environment consisting mostly of *nix boxes, in many flavours: Solaris, IRIX, Linux and AIX. Systems Administrator responsible for one of the departments, working mostly with the IRIX and Linux platforms.</text:p>
            <text:p text:style-name="P24"/>
            <text:p text:style-name="P24">Systems, Network &amp; Security Admin [Solaris, IRIX, AIX, Linux</text:p>
            <text:p text:style-name="P24">(Slackware, RedHat, Debian)] (June 1996 – October 1999)</text:p>
            <text:p text:style-name="P24"/>
            <text:p text:style-name="P24">Unix Teacher – LSI courses (1997 – 1999)</text:p>
            <text:p text:style-name="P24"/>
            <text:p text:style-name="P24">IRIX Teacher – in partnership with Silicon Graphics Brazil</text:p>
            <text:p text:style-name="P24">(1997 – 1998)</text:p>
            <text:p text:style-name="P24"/>
            <text:p text:style-name="P24">Intern – Parallel Computing systems development</text:p>
            <text:p text:style-name="P24">(February 1994 – June 1996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Certifications</text:p>
          </table:table-cell>
          <table:table-cell table:style-name="Table1.B1" office:value-type="string">
            <text:p text:style-name="P22">IBM Certified System Administrator – WAS ND 6.0</text:p>
            <text:p text:style-name="P21">on November, 29th 2005</text:p>
            <text:p text:style-name="P21"/>
            <text:p text:style-name="P21">Application Dev. with IBM WebSphere Studio, V5.0</text:p>
            <text:p text:style-name="P21">on March, 18th 2004</text:p>
            <text:p text:style-name="P21"/>
            <text:p text:style-name="P21">Sun Certified Web Component Dev. for J2EE 1.3</text:p>
            <text:p text:style-name="P21">on March, 19th 2004</text:p>
            <text:p text:style-name="P21"/>
            <text:p text:style-name="P21">Sun Certified Java Programmer for Java 1.4</text:p>
            <text:p text:style-name="P21">on July, 31st 2003</text:p>
            <text:p text:style-name="P21"/>
            <text:p text:style-name="P21">Linux Professional Institute Certification Level 2</text:p>
            <text:p text:style-name="P21">on June 30th 2003 (LPI000022682, 97fgfk3m5a)</text:p>
            <text:p text:style-name="P21"/>
            <text:p text:style-name="P21">Linux Professional Institute Certification Level 1</text:p>
            <text:p text:style-name="P21"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7">Education</text:p>
          </table:table-cell>
          <table:table-cell table:style-name="Table1.B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10">Graduated</text:p>
            <text:p text:style-name="P10">Dec 2009</text:p>
          </table:table-cell>
          <table:table-cell table:style-name="Table1.B1" office:value-type="string">
            <text:p text:style-name="P22">Gestão de Negócios na Pequena e Média Empresa</text:p>
            <text:p text:style-name="P21">(Business Management in Small and Medium Enterprises)</text:p>
            <text:p text:style-name="P21">Universidade Anhembi-Morumbi</text:p>
            <text:p text:style-name="P21">São Paulo, SP</text:p>
          </table:table-cell>
        </table:table-row>
        <table:table-row table:style-name="Table1.1">
          <table:table-cell table:style-name="Table1.A1" office:value-type="string">
            <text:p text:style-name="P8">Incomplete</text:p>
          </table:table-cell>
          <table:table-cell table:style-name="Table1.B1" office:value-type="string">
            <text:p text:style-name="P31">Ciência da Computação (BsC Computer Sciences)</text:p>
            <text:p text:style-name="P21">Instituto de Matemática e Estatística da USP</text:p>
            <text:p text:style-name="P21">São Paulo, SP</text:p>
          </table:table-cell>
        </table:table-row>
        <table:table-row table:style-name="Table1.1">
          <table:table-cell table:style-name="Table1.A1" office:value-type="string">
            <text:p text:style-name="P8">High School</text:p>
            <text:p text:style-name="P8">Dec 1992</text:p>
          </table:table-cell>
          <table:table-cell table:style-name="Table1.B1" office:value-type="string">
            <text:p text:style-name="P31">Colégio Marista de Brasília</text:p>
            <text:p text:style-name="P21">Brasília, DF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DejaVu Sans1" svg:font-family="'DejaVu Sans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i Znamensky</meta:initial-creator>
    <meta:creation-date>2008-11-28T20:23:56</meta:creation-date>
    <dc:creator>Alexei Znamensky</dc:creator>
    <dc:date>2010-12-08T17:16:24</dc:date>
    <meta:editing-cycles>12</meta:editing-cycles>
    <meta:editing-duration>PT17H46M54S</meta:editing-duration>
    <meta:generator>BrOffice.org/3.2$Unix OpenOffice.org_project/320m19$Build-9505</meta:generator>
    <meta:document-statistic meta:table-count="1" meta:image-count="0" meta:object-count="0" meta:page-count="3" meta:paragraph-count="147" meta:word-count="799" meta:character-count="5518"/>
    <meta:user-defined meta:name="Info 1"/>
    <meta:user-defined meta:name="Info 2"/>
    <meta:user-defined meta:name="Info 3"/>
    <meta:user-defined meta:name="Info 4"/>
  </office:meta>
</office:document-meta>
</file>